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WHR/NWNG zoo car (not yet drawn)</text:p>
          </table:table-cell>
          <table:table-cell table:style-name="ce11" office:value-type="string" calcext:value-type="string">
            <text:p>Narrow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27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0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13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21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2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54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66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75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86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16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57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65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6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83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95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10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22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30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31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34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35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37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38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40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41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44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52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54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63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64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65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70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71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72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75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76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84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85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86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87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89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91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92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93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95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96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98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00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01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03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08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09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11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14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15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16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17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18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20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23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24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25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27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28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29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30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32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33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36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37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38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39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40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41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42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43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44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45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47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48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49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50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51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52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54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55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5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61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62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63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6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6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68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73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74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75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7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7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79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83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84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85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86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87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91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92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93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9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99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00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01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02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07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08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14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17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19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29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31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34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36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41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44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47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50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652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53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5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5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5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59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60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61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664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668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74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75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678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687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90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91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9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9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94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695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696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698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01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06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10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12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18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721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723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724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725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726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727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728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84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728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4">00/00/0000</text:date>, <text:time style:data-style-name="N2" text:time-value="14:21:45.1040075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8-12-24T14:27:13.031284042</dc:date>
    <meta:editing-duration>P65DT9H12M</meta:editing-duration>
    <meta:editing-cycles>1441</meta:editing-cycles>
    <meta:generator>LibreOffice/6.0.7.3$Linux_X86_64 LibreOffice_project/00m0$Build-3</meta:generator>
    <dc:creator>James Petts</dc:creator>
    <meta:document-statistic meta:table-count="3" meta:cell-count="4544" meta:object-count="0"/>
  </office:meta>
</office:document-meta>
</file>